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onstr.getR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nstr.getL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nstr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nstr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Constr.getR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nstr.get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nstr.getCo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nstr.getL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onstr.EPCon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